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nd so, for a while the two allowed themselves to get caught in Distraction’s nets. They were quite comfortable nets, so it made for quite a pleasant experience. For a while, they rode the currents of chance and coincidence, following their lead to wherever they led. </text:p>
      <text:p text:style-name="Normal">So it was that under a spring Sun, a pair of cat ears and panda ears freely roamed the crowded plaza, and when the sharp cat nose smelled something good in the direction of the charcuterie stalls, both it and the ears disappeared that way. “See you later”, the panda ears waved, and off they walked their separate path. </text:p>
      <text:p text:style-name="Normal">Now, she was on her own. Not that Mr. Cat’s presence bothered her. In fact, he was exactly the type of friend she wanted: one with whom she could be herself ...? ... <text:span text:style-name="T1">No, that’s not it.</text:span> One with whom she felt as though she were with herself. Another self.<text:span text:style-name="T1"> Being with Mr. Cat is like being with another me, a me who’s mind I can’t quite read so easily. Yup, that’s more like it</text:span>. It was surprisingly fun, and that’s all that mattered. </text:p>
      <text:p text:style-name="Normal">“Does this mean that other types of friendships are worse? Of course not.” </text:p>
      <text:p text:style-name="Normal">It just meant that she had learnt how destructive the weight of expectations could be. And it wasn’t fun, but it was an important lesson. Now, however, was not the time for lessons, that would come later. </text:p>
      <text:p text:style-name="Normal">Now, she was on her own. And the first thing she wanted was to be free. One chain was still holding her down, one from the very recent past anchoring her. A cool breeze whistled, and leaves from nearby trees danced to its melody. She took out her plastic pipe, and blew bubbles to the sky. They flew up now, seawards. The wind had changed, and so did her whims. </text:p>
      <text:p text:style-name="Normal">“What is it that I want?”</text:p>
      <text:p text:style-name="Normal">This was a hard question to answer. So much so that some go their entire lives without finding an answer. What she did know was what she didn’t want. She didn’t want to eat right now.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